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ominiku,</text:p>
      <text:p text:style-name="Normal">v tento svátek lásky ti chci předat přání plné hlubokého pochopení a propojení, které sdílíme skrze naše andělské číslo 8. Je neskutečné, jak nám oběma byl dán dar stát se mostem mezi světem viditelným a tajemstvím neviděným, vedeni moudrostí archanděla Raziele. Tvá schopnost odhalovat skryté pravdy, číst mezi řádky a rozluštit jakoukoliv šifru, je dar, který osvětluje tvou cestu a přináší hluboké porozumění nejen tobě, ale i těm, kteří tě obklopují. Nechť tento Valentýn je pro tebe připomenutím, že v lásce, stejně jako ve všech tajemstvích života, není nic, co by mohlo zůstat skryto před očima, která opravdu chtějí vidět. Sdílet s tebou toto výjimečné spojení je dárek, za který jsem neskonale vděčná. </text:p>
      <text:p text:style-name="Normal">S láskou a obdivem k tvému jedinečnému duchu, přeji ti, aby tajemství a krásy světa byly vždy k tvým službám, a aby tě každý krok tvé cesty vedl k hlubšímu porozumění a vzájemnému sdílení všeho, co život přináší. Buď toto Valentýna začátkem dalších nekonečných dobrodružství, jež společně prozkoumá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